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>
        <style:tab-stops>
          <style:tab-stop style:position="8.784cm"/>
        </style:tab-stops>
      </style:paragraph-properties>
    </style:style>
    <style:style style:name="P2" style:family="paragraph" style:parent-style-name="Standard">
      <style:paragraph-properties fo:break-before="auto" fo:break-after="auto" style:writing-mode="lr-tb">
        <style:tab-stops>
          <style:tab-stop style:position="9.045cm"/>
        </style:tab-stops>
      </style:paragraph-properties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break-after="auto" style:writing-mode="lr-tb">
        <style:tab-stops>
          <style:tab-stop style:position="8.19cm"/>
        </style:tab-stops>
      </style:paragraph-properties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style:justify-single-word="false" fo:break-before="auto" fo:break-after="auto" style:writing-mode="lr-tb"/>
      <style:text-properties style:font-name="Times New Roman" fo:font-size="8pt" style:font-name-asian="Times New Roman" style:font-size-asian="8pt" style:font-name-complex="Times New Roman" style:font-size-complex="8pt"/>
    </style:style>
    <style:style style:name="P5" style:family="paragraph" style:parent-style-name="Standard">
      <style:paragraph-properties fo:text-align="justify" style:justify-single-word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break-before="auto" fo:break-after="auto" style:writing-mode="lr-tb"/>
    </style:style>
    <style:style style:name="P7" style:family="paragraph" style:parent-style-name="Standard">
      <style:paragraph-properties fo:text-align="justify" style:justify-single-word="false" fo:break-before="auto" fo:break-after="auto" style:writing-mode="lr-tb">
        <style:tab-stops>
          <style:tab-stop style:position="8.001cm"/>
        </style:tab-stops>
      </style:paragraph-properties>
    </style:style>
    <style:style style:name="P8" style:family="paragraph" style:parent-style-name="Standard">
      <style:paragraph-properties fo:break-before="auto" fo:break-after="auto" style:writing-mode="lr-tb">
        <style:tab-stops>
          <style:tab-stop style:position="8.19cm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.212cm" fo:line-height="150%" fo:text-align="justify" style:justify-single-word="false" fo:text-indent="1.251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.212cm" fo:line-height="150%" fo:text-align="start" style:justify-single-word="false" fo:text-indent="1.251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" style:family="paragraph" style:parent-style-name="Standard" style:master-page-name="Standard">
      <style:paragraph-properties style:page-number="auto" fo:break-before="auto" fo:break-after="auto" style:writing-mode="lr-tb">
        <style:tab-stops>
          <style:tab-stop style:position="8.784cm"/>
        </style:tab-stops>
      </style:paragraph-properties>
    </style:style>
    <style:style style:name="P12" style:family="paragraph" style:parent-style-name="Heading_20_1">
      <style:paragraph-properties fo:break-before="auto" fo:break-after="auto" style:writing-mode="lr-tb"/>
      <style:text-properties style:font-name="Arial" style:font-name-asian="Arial" style:font-name-complex="Arial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3" style:family="text"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tab/></text:span><text:span text:style-name="T1">Первому</text:span><text:span text:style-name="T1"> </text:span><text:span text:style-name="T1">проректору</text:span><text:span text:style-name="T1"> </text:span><text:span text:style-name="T1">по</text:span><text:span text:style-name="T1"> </text:span><text:span text:style-name="T1">научной</text:span><text:span text:style-name="T1"> </text:span><text:span text:style-name="T1">и</text:span></text:p>
      <text:p text:style-name="P1"><text:span text:style-name="T1"><text:tab/></text:span><text:span text:style-name="T1">инновационной</text:span><text:span text:style-name="T1"> </text:span><text:span text:style-name="T1">деятельности</text:span></text:p>
      <text:p text:style-name="P1"><text:span text:style-name="T1"><text:tab/></text:span><text:span text:style-name="T1">Южного</text:span><text:span text:style-name="T1"> </text:span><text:span text:style-name="T1">Федерального</text:span><text:span text:style-name="T1"> </text:span><text:span text:style-name="T1">Университета</text:span></text:p>
      <text:p text:style-name="P1"><text:span text:style-name="T1"><text:tab/></text:span><text:span text:style-name="T1">Айдаркину</text:span><text:span text:style-name="T1"> </text:span><text:span text:style-name="T1">Е</text:span><text:span text:style-name="T1">. </text:span><text:span text:style-name="T1">К</text:span><text:span text:style-name="T1">.</text:span></text:p>
      <text:p text:style-name="P1"><text:span text:style-name="T1"><text:tab/></text:span><text:span text:style-name="T1">от</text:span><text:span text:style-name="T1"> </text:span><text:span text:style-name="T1">аспиранта</text:span><text:span text:style-name="T1"> </text:span><text:span text:style-name="T1">очной</text:span><text:span text:style-name="T1"> </text:span><text:span text:style-name="T1">формы</text:span><text:span text:style-name="T1"> </text:span><text:span text:style-name="T1">обучения</text:span><text:span text:style-name="T1"> <text:tab/></text:span><text:span text:style-name="T1">факультета</text:span><text:span text:style-name="T1"> </text:span><text:span text:style-name="T1">математики</text:span><text:span text:style-name="T1">, </text:span><text:span text:style-name="T1">механики</text:span><text:span text:style-name="T1"> </text:span><text:span text:style-name="T1">и</text:span></text:p>
      <text:p text:style-name="P1"><text:span text:style-name="T1"><text:tab/></text:span><text:span text:style-name="T1">компьютерных</text:span><text:span text:style-name="T1"> </text:span><text:span text:style-name="T1">наук</text:span></text:p>
      <text:p text:style-name="P1"><text:span text:style-name="T1"><text:tab/></text:span><text:span text:style-name="T1">Пеленицына</text:span><text:span text:style-name="T1"> </text:span><text:span text:style-name="T1">Артёма</text:span><text:span text:style-name="T1"> </text:span><text:span text:style-name="T1">Михайловича</text:span></text:p>
      <text:p text:style-name="P2"/>
      <text:h text:style-name="P12" text:outline-level="10">ЗАЯВЛЕНИЕ</text:h>
      <text:p text:style-name="P9"><text:span text:style-name="T3">Прошу допустить меня к сдаче кандидатского экзамена по специальности 05.13.11 «Математическое и программное обеспечение вычислительных машин, комплексов и компьютерных сетей» (технические науки) </text:span><text:span text:style-name="T1">11 июня</text:span><text:span text:style-name="T3"> 2012 г.</text:span></text:p>
      <text:p text:style-name="P10"/>
      <text:p text:style-name="P5"/>
      <text:p text:style-name="P6"><text:span text:style-name="T1">____________________ <text:s text:c="26"/>__________________ </text:span><text:span text:style-name="T1">А</text:span><text:span text:style-name="T1">.</text:span><text:span text:style-name="T1">М</text:span><text:span text:style-name="T1">. </text:span><text:span text:style-name="T1">Пеленицын</text:span></text:p>
      <text:p text:style-name="P7"><text:span text:style-name="T2"><text:s text:c="16"/>(</text:span><text:span text:style-name="T2">дата</text:span><text:span text:style-name="T2"> </text:span><text:span text:style-name="T2">подачи</text:span><text:span text:style-name="T2"> </text:span><text:span text:style-name="T2">заявления</text:span><text:span text:style-name="T2">) <text:s text:c="17"/><text:tab/> <text:s text:c="28"/>(</text:span><text:span text:style-name="T2">подпись</text:span><text:span text:style-name="T2">)</text:span></text:p>
      <text:p text:style-name="P4"/>
      <text:p text:style-name="P4"/>
      <text:p text:style-name="P4"/>
      <text:p text:style-name="P8"><text:tab/><text:span text:style-name="T1">Научный</text:span><text:span text:style-name="T1"> </text:span><text:span text:style-name="T1">руководитель</text:span><text:span text:style-name="T1">:</text:span></text:p>
      <text:p text:style-name="P3"/>
      <text:p text:style-name="P8"><text:span text:style-name="T1"><text:tab/>____________________ <text:s text:c="3"/></text:span><text:span text:style-name="T1">В</text:span><text:span text:style-name="T1">.</text:span><text:span text:style-name="T1">М</text:span><text:span text:style-name="T1">. </text:span><text:span text:style-name="T1">Деундяк</text:span></text:p>
      <text:p text:style-name="P8"><text:span text:style-name="T2"><text:tab/> <text:s text:c="22"/>(</text:span><text:span text:style-name="T2">подпись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" svg:font-family="'Droid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Droid Sans" fo:font-size="14pt" fo:font-style="normal" style:text-underline-style="none" fo:font-weight="normal" style:font-name-asian="Droid Sans" style:font-size-asian="14pt" style:font-style-asian="normal" style:font-weight-asian="normal" style:font-name-complex="Droid Sans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212cm"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/>
    <meta:initial-creator/>
    <dc:creator>Artem Pelenitsyn</dc:creator>
    <meta:editing-cycles>2</meta:editing-cycles>
    <dc:date>2012-04-19T13:38:50</dc:date>
    <meta:document-statistic meta:table-count="0" meta:image-count="0" meta:object-count="0" meta:page-count="1" meta:paragraph-count="14" meta:word-count="68" meta:character-count="712" meta:non-whitespace-character-count="532"/>
    <meta:editing-duration>PT25S</meta:editing-duration>
  </office:meta>
</office:document-meta>
</file>